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1e4099"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style:text-autospace="none"/>
      <style:text-properties style:font-name="Arial" fo:font-size="10pt" style:text-underline-style="none" fo:font-weight="normal"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11"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text-properties style:font-name="Courier New"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4" style:family="paragraph" style:parent-style-name="Standard">
      <style:text-properties style:font-name="Courier New"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6"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7" style:family="paragraph" style:parent-style-name="Standard">
      <style:text-properties style:font-name="Courier New"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19" style:family="paragraph" style:parent-style-name="Standard">
      <style:text-properties style:use-window-font-color="true" loext:opacity="0%" style:font-name="Courier New" fo:font-size="10pt" style:font-size-asian="10pt" style:font-size-complex="10pt"/>
    </style:style>
    <style:style style:name="P20" style:family="paragraph" style:parent-style-name="Standard">
      <style:paragraph-properties style:text-autospace="none"/>
      <style:text-properties style:use-window-font-color="true" loext:opacity="0%" style:font-name="Courier New" fo:font-size="10pt" style:font-size-asian="10pt" style:font-size-complex="10pt"/>
    </style:style>
    <style:style style:name="P21" style:family="paragraph" style:parent-style-name="Standard">
      <style:paragraph-properties style:text-autospace="none"/>
      <style:text-properties style:use-window-font-color="true" loext:opacity="0%" style:font-name="Courier New" fo:font-size="10pt" fo:font-weight="bold" style:font-size-asian="10pt" style:font-weight-asian="bold" style:font-size-complex="10pt" style:font-weight-complex="bold"/>
    </style:style>
    <style:style style:name="P22" style:family="paragraph" style:parent-style-name="Standard">
      <style:paragraph-properties style:text-autospace="none"/>
      <style:text-properties style:use-window-font-color="true" loext:opacity="0%" style:font-name="Courier New" fo:font-size="10pt" fo:font-weight="normal" style:font-size-asian="10pt" style:font-weight-asian="normal" style:font-size-complex="10pt" style:font-weight-complex="normal"/>
    </style:style>
    <style:style style:name="P23" style:family="paragraph" style:parent-style-name="Standard">
      <style:paragraph-properties style:text-autospace="none"/>
      <style:text-properties style:use-window-font-color="true" loext:opacity="0%" style:font-name="Courier New" fo:font-size="10pt" style:text-underline-style="none" fo:font-weight="normal" style:font-size-asian="10pt" style:font-weight-asian="normal" style:font-size-complex="10pt" style:font-weight-complex="normal"/>
    </style:style>
    <style:style style:name="P24" style:family="paragraph" style:parent-style-name="Standard">
      <style:paragraph-properties style:text-autospace="none"/>
      <style:text-properties style:use-window-font-color="true" loext:opacity="0%" style:font-name="Arial" fo:font-size="10pt" style:text-underline-style="none" fo:font-weight="normal" style:font-size-asian="10pt" style:font-weight-asian="normal" style:font-size-complex="10pt" style:font-weight-complex="normal"/>
    </style:style>
    <style:style style:name="P2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2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Table_20_Contents">
      <style:text-properties style:font-name="Courier New" fo:font-size="10pt" style:font-size-asian="10pt" style:font-size-complex="10pt"/>
    </style:style>
    <style:style style:name="P29" style:family="paragraph" style:parent-style-name="Table_20_Contents">
      <style:paragraph-properties fo:text-align="start" style:justify-single-word="false"/>
      <style:text-properties style:font-name="Courier New" fo:font-size="10pt" style:font-size-asian="10pt" style:font-size-complex="10pt"/>
    </style:style>
    <style:style style:name="P30" style:family="paragraph" style:parent-style-name="Table_20_Contents">
      <style:text-properties style:font-name="Courier New"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4" style:family="paragraph" style:parent-style-name="Table_20_Contents">
      <style:text-properties style:font-name="Courier New" fo:font-size="13pt" style:font-size-asian="13pt" style:font-size-complex="13pt"/>
    </style:style>
    <style:style style:name="P35" style:family="paragraph" style:parent-style-name="Table_20_Contents">
      <style:text-properties style:font-name="Courier New" fo:font-size="12pt" style:font-size-asian="12pt" style:font-size-complex="12pt"/>
    </style:style>
    <style:style style:name="P36" style:family="paragraph" style:parent-style-name="Standard">
      <style:paragraph-properties fo:margin-left="0.4925in" fo:margin-right="0in" fo:text-indent="0in" style:auto-text-indent="false"/>
      <style:text-properties style:font-name="Arial" fo:font-size="10pt" fo:font-weight="normal" style:font-size-asian="10pt" style:font-weight-asian="normal" style:font-size-complex="10pt" style:font-weight-complex="normal"/>
    </style:style>
    <style:style style:name="P37"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Arial"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4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41"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42"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3">
      <style:paragraph-properties fo:margin-left="0.4925in" fo:margin-right="0in" fo:text-indent="0in" style:auto-text-indent="false"/>
      <style:text-properties style:font-name="Arial" fo:font-size="10pt" fo:font-weight="normal" style:font-size-asian="10pt" style:font-weight-asian="normal" style:font-size-complex="10pt" style:font-weight-complex="normal"/>
    </style:style>
    <style:style style:name="P44" style:family="paragraph">
      <style:paragraph-properties fo:text-align="center"/>
    </style:style>
    <style:style style:name="P45" style:family="paragraph">
      <loext:graphic-properties draw:opacity="0%"/>
      <style:paragraph-properties fo:text-align="center"/>
    </style:style>
    <style:style style:name="P46" style:family="paragraph">
      <loext:graphic-properties draw:fill="none" draw:fill-color="#ffffff"/>
      <style:paragraph-properties style:writing-mode="lr-tb"/>
      <style:text-properties style:font-name="Arial" fo:font-weight="bold"/>
    </style:style>
    <style:style style:name="P47" style:family="paragraph">
      <loext:graphic-properties draw:opacity="0%"/>
      <style:paragraph-properties fo:text-align="center" style:writing-mode="lr-tb"/>
      <style:text-properties style:font-name="Arial"/>
    </style:style>
    <style:style style:name="T1" style:family="text">
      <style:text-properties officeooo:rsid="001f154b"/>
    </style:style>
    <style:style style:name="T2" style:family="text">
      <style:text-properties style:font-name="Courier New"/>
    </style:style>
    <style:style style:name="T3" style:family="text">
      <style:text-properties style:font-name="Courier New" style:text-underline-style="none"/>
    </style:style>
    <style:style style:name="T4" style:family="text">
      <style:text-properties style:font-name="Courier New" fo:font-size="16pt" fo:font-weight="bold" style:font-size-asian="16pt" style:font-weight-asian="bold" style:font-size-complex="16pt" style:font-weight-complex="bold"/>
    </style:style>
    <style:style style:name="T5" style:family="text">
      <style:text-properties style:font-name="Courier New" fo:font-size="16pt" fo:font-style="italic" fo:font-weight="bold" style:font-size-asian="16pt" style:font-style-asian="italic" style:font-weight-asian="bold" style:font-size-complex="16pt" style:font-style-complex="italic" style:font-weight-complex="bold"/>
    </style:style>
    <style:style style:name="T6" style:family="text">
      <style:text-properties style:font-name="Courier New" fo:font-size="10pt" style:font-size-asian="10pt" style:font-size-complex="10pt"/>
    </style:style>
    <style:style style:name="T7" style:family="text">
      <style:text-properties style:font-name="Courier New" fo:font-weight="normal" style:font-weight-asian="normal" style:font-weight-complex="normal"/>
    </style:style>
    <style:style style:name="T8" style:family="text">
      <style:text-properties style:font-name="Courier New" fo:font-weight="bold" style:font-weight-asian="bold" style:font-weight-complex="bold"/>
    </style:style>
    <style:style style:name="T9" style:family="text">
      <style:text-properties style:font-name="Arial"/>
    </style:style>
    <style:style style:name="T10" style:family="text">
      <style:text-properties style:font-name="Arial" style:text-underline-style="none"/>
    </style:style>
    <style:style style:name="T11" style:family="text">
      <style:text-properties style:font-name="Arial" officeooo:rsid="0024e627"/>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style:text-underline-style="none"/>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style="italic" fo:font-weight="bold" style:font-size-asian="16pt" style:font-style-asian="italic" style:font-weight-asian="bold" style:font-size-complex="16pt" style:font-style-complex="italic" style:font-weight-complex="bold"/>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size="10pt" style:font-size-asian="10pt" style:font-size-complex="10pt"/>
    </style:style>
    <style:style style:name="T20" style:family="text">
      <style:text-properties officeooo:rsid="00210d57"/>
    </style:style>
    <style:style style:name="T21" style:family="text">
      <style:text-properties officeooo:rsid="0022056e"/>
    </style:style>
    <style:style style:name="T22" style:family="text">
      <style:text-properties style:use-window-font-color="true" loext:opacity="0%"/>
    </style:style>
    <style:style style:name="T23" style:family="text">
      <style:text-properties officeooo:rsid="00249d07"/>
    </style:style>
    <style:style style:name="T24" style:family="text">
      <style:text-properties officeooo:rsid="00253deb"/>
    </style:style>
    <style:style style:name="T25" style:family="text">
      <style:text-properties officeooo:rsid="002724ec"/>
    </style:style>
    <style:style style:name="T26" style:family="text">
      <style:text-properties officeooo:rsid="0027d210"/>
    </style:style>
    <style:style style:name="T27" style:family="text">
      <style:text-properties officeooo:rsid="0027ddf0"/>
    </style:style>
    <style:style style:name="T28" style:family="text">
      <style:text-properties officeooo:rsid="00296455"/>
    </style:style>
    <style:style style:name="T29" style:family="text">
      <style:text-properties style:font-name="Arial" fo:font-weight="bol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07. </text:span><text:span text:style-name="T2">if</text:span> and <text:span text:style-name="T2">if</text:span>-<text:span text:style-name="T2">else</text:span><text:span text:style-name="T9">: Part 1</text:span></text:p>
      <text:p text:style-name="P5"/>
      <text:p text:style-name="P5"/>
      <text:p text:style-name="P7">Objectives</text:p>
      <text:list xml:id="list182071404" text:style-name="L1">
        <text:list-item>
          <text:p text:style-name="P40">Write if statements (including blocks)</text:p>
        </text:list-item>
        <text:list-item>
          <text:p text:style-name="P40">Write if-else statements (including blocks)</text:p>
        </text:list-item>
        <text:list-item>
          <text:p text:style-name="P40">Write nested if-else statements</text:p>
        </text:list-item>
      </text:list>
      <text:p text:style-name="P5"/>
      <text:p text:style-name="P5">We will now talk about writing statements that make decisions. In other words, statements that decide whether to run other statements or not.</text:p>
      <text:p text:style-name="P5"/>
      <text:p text:style-name="P5">This is significant … we are now embarking on writing program with intelligence …</text:p>
      <text:p text:style-name="P5"/>
      <text:p text:style-name="P5">ONWARD!!!</text:p>
      <text:p text:style-name="P25"><text:span text:style-name="T2">if</text:span> <text:span text:style-name="T21">s</text:span>tatements</text:p>
      <text:p text:style-name="P5"/>
      <text:p text:style-name="P5">So far you know that C++ can do arithmetic, print integer values, print string values, accept integer values from the keyboards, create and update variables.</text:p>
      <text:p text:style-name="P5"/>
      <text:p text:style-name="P5">You should expect more! (Otherwise C++ is pretty dumb.)</text:p>
      <text:p text:style-name="P5"/>
      <text:p text:style-name="P5">For instance you would expect programs to make decisions. Now wouldn't it be nice if C++ can do this:</text:p>
      <text:p text:style-name="P5"/>
      <text:p text:style-name="P12"><text:tab/>if alien is killed:</text:p>
      <text:p text:style-name="P12"><text:tab/> <text:s text:c="3"/>score = score + 10</text:p>
      <text:p text:style-name="P14"/>
      <text:p text:style-name="P8">or</text:p>
      <text:p text:style-name="P8"/>
      <text:p text:style-name="P16"><text:tab/>if my ship's energy is 0:</text:p>
      <text:p text:style-name="P16"><text:tab/> <text:s text:c="3"/>end the game</text:p>
      <text:p text:style-name="P16"/>
      <text:p text:style-name="P16">or </text:p>
      <text:p text:style-name="P16"><text:tab/>if plane's left engine has failed and </text:p>
      <text:p text:style-name="P16"><text:s text:c="9"/>plane's right engine has failed:</text:p>
      <text:p text:style-name="P16"><text:tab/> <text:s text:c="3"/>activate seat ejection!!!</text:p>
      <text:p text:style-name="P16"/>
      <text:p text:style-name="P8">Note that for the first case, if the alien is not killed, you do <text:span text:style-name="T12">not</text:span> want to execute the statement <text:span text:style-name="T2">score = score + 10</text:span>. Otherwise everyone would keeping getting the same score! What kind of dumb game is that?</text:p>
      <text:p text:style-name="P8"/>
      <text:p text:style-name="P8">In fact C++ <text:span text:style-name="T12">does</text:span> understand the <text:span text:style-name="T2">if</text:span> statement.</text:p>
      <text:p text:style-name="P5"/>
      <text:p text:style-name="P5">Run this program</text:p>
      <table:table table:name="Table1" table:style-name="Table1">
        <table:table-column table:style-name="Table1.A"/>
        <table:table-header-rows>
          <table:table-row table:style-name="TableLine2427083295584">
            <table:table-cell table:style-name="Table1.A1" office:value-type="string">
              <text:p text:style-name="P12">int x = 0;</text:p>
              <text:p text:style-name="P12">std::cin &gt;&gt; x;</text:p>
              <text:p text:style-name="P12"/>
              <text:p text:style-name="P12">if (x &gt; 0) std::cout &lt;&lt; "spam!" &lt;&lt; std::endl;</text:p>
              <text:p text:style-name="P12"/>
              <text:p text:style-name="P12">std::cout &lt;&lt; "eggs" &lt;&lt; std::endl;</text:p>
            </table:table-cell>
          </table:table-row>
        </table:table-header-rows>
      </table:table>
      <text:p text:style-name="P5"/>
      <text:p text:style-name="P5">Run the program several time, entering different values for x. <text:span text:style-name="T14">Note that the statement printing </text:span><text:span text:style-name="T3">"spam!"</text:span><text:span text:style-name="T14"> is controlled by the </text:span><text:span text:style-name="T3">if</text:span><text:span text:style-name="T14">. However the statement that prints </text:span><text:span text:style-name="T3">"eggs"</text:span><text:span text:style-name="T10"> is not.</text:span></text:p>
      <text:p text:style-name="P5"/>
      <text:p text:style-name="P5">For readability, the if statement is written like this:</text:p>
      <table:table table:name="Table4" table:style-name="Table4">
        <table:table-column table:style-name="Table4.A"/>
        <table:table-header-rows>
          <table:table-row table:style-name="TableLine2427083280624">
            <table:table-cell table:style-name="Table4.A1" office:value-type="string">
              <text:p text:style-name="P12">int x = 0;</text:p>
              <text:p text:style-name="P12">std::cin &gt;&gt; x;</text:p>
              <text:p text:style-name="P12"/>
              <text:p text:style-name="P14">if (x &gt; 0)</text:p>
              <text:p text:style-name="P14"><text:s text:c="4"/>std::cout &lt;&lt; "spam!" &lt;&lt; std::endl;</text:p>
              <text:p text:style-name="P14"/>
              <text:p text:style-name="P12">std::cout &lt;&lt; "eggs" &lt;&lt; std::endl;</text:p>
            </table:table-cell>
          </table:table-row>
        </table:table-header-rows>
      </table:table>
      <text:p text:style-name="P5"/>
      <text:p text:style-name="P5">Big picture: The format of the <text:span text:style-name="T2">if</text:span> statement looks like this</text:p>
      <text:p text:style-name="P5"><text:soft-page-break/></text:p>
      <text:p text:style-name="P5"><text:tab/><text:span text:style-name="T4">if (</text:span><text:span text:style-name="T5">[bool expr]</text:span><text:span text:style-name="T4">)</text:span></text:p>
      <text:p text:style-name="P17"><text:tab/><text:tab/><text:span text:style-name="T12">[stmt]</text:span></text:p>
      <text:p text:style-name="P17"/>
      <text:p text:style-name="P5">where [<text:span text:style-name="T2">bool expr]</text:span> is a <text:span text:style-name="T15">boolean expression</text:span> – this means that it's an expression that can be evaluated to a boolean value – and [<text:span text:style-name="T2">stmt] </text:span>is a <text:s/>C++ statement (of course there's a semi-colon at the end). Since we need boolean expressions it's a good time now to recall the following:</text:p>
      <text:p text:style-name="P5"/>
      <text:p text:style-name="P5"><text:tab/><text:span text:style-name="T2">!</text:span><text:tab/>“not”</text:p>
      <text:p text:style-name="P5"><text:span text:style-name="T2"><text:tab/>&amp;&amp;</text:span><text:tab/>"and"</text:p>
      <text:p text:style-name="P5"><text:tab/><text:span text:style-name="T2">||</text:span><text:tab/>"or"</text:p>
      <text:p text:style-name="P5"><text:tab/><text:span text:style-name="T2">==</text:span><text:tab/>"is equal to"</text:p>
      <text:p text:style-name="P5"><text:tab/><text:span text:style-name="T2">!=</text:span><text:tab/>"is not equal to"</text:p>
      <text:p text:style-name="P5"><text:tab/><text:span text:style-name="T2">&lt;</text:span><text:tab/>"is less than"</text:p>
      <text:p text:style-name="P5"><text:tab/><text:span text:style-name="T2">&lt;=</text:span><text:tab/>"is less than or equal to"</text:p>
      <text:p text:style-name="P5"><text:tab/><text:span text:style-name="T2">&gt;</text:span><text:tab/>"is greater than"</text:p>
      <text:p text:style-name="P5"><text:tab/><text:span text:style-name="T2">&gt;=</text:span><text:tab/>"is greater than or equal to"</text:p>
      <text:p text:style-name="P5"><text:tab/></text:p>
      <text:p text:style-name="P5">An example of a boolean expression is</text:p>
      <text:p text:style-name="P5"/>
      <text:p text:style-name="P18">[variable] [bool op] [value]</text:p>
      <text:p text:style-name="P18"/>
      <text:p text:style-name="P13"><text:span text:style-name="T9">where </text:span>[variable]<text:span text:style-name="T9"> is a variable of int or double or float type, </text:span>[bool op]<text:span text:style-name="T9"> is one of the above boolean operators and </text:span>[value]<text:span text:style-name="T9"> is an int or double or float. Don't forget that i</text:span><text:span text:style-name="T11">f</text:span><text:span text:style-name="T9"> there is a type mismatch, C++ will try to type promote one value to match the type of the other. For instance if </text:span><text:span text:style-name="T2">x</text:span><text:span text:style-name="T9"> is an </text:span><text:span text:style-name="T2">int</text:span><text:span text:style-name="T9"> variable and the boolean expression is </text:span></text:p>
      <text:p text:style-name="P6"/>
      <text:p text:style-name="P6"><text:tab/><text:span text:style-name="T2">x &lt; 1.23</text:span></text:p>
      <text:p text:style-name="P6"/>
      <text:p text:style-name="P6">then C++ will use the <text:span text:style-name="T2">double</text:span> of <text:span text:style-name="T2">x</text:span> (i.e., <text:span text:style-name="T2">x</text:span> is automatically promoted to a <text:span text:style-name="T2">double</text:span>):</text:p>
      <text:p text:style-name="P6"/>
      <text:p text:style-name="P6"><text:tab/><text:span text:style-name="T2">double(x) &lt; 1.23</text:span></text:p>
      <text:p text:style-name="P13"/>
      <text:p text:style-name="P6"/>
      <text:p text:style-name="P7">Exercise. <text:span text:style-name="T17">Modify the above program so that </text:span><text:span text:style-name="T7">"spam!"</text:span><text:span text:style-name="T17"> is printed when the integer entered is 42. Test your program.</text:span></text:p>
      <text:p text:style-name="P5"/>
      <text:p text:style-name="P5"/>
      <text:p text:style-name="P7">Exercise. <text:span text:style-name="T17">Modify the above program so that the program prompts the user for his/her favorite number and print “you don't like 42?!?” if the integer entered is not 42. Here's an execution:</text:span></text:p>
      <table:table table:name="Table57" table:style-name="Table57">
        <table:table-column table:style-name="Table57.A"/>
        <table:table-row table:style-name="TableLine2427083295040">
          <table:table-cell table:style-name="Table57.A1" office:value-type="string">
            <text:p text:style-name="P28">what's your favorite number? <text:span text:style-name="T18">42</text:span></text:p>
          </table:table-cell>
        </table:table-row>
      </table:table>
      <text:p text:style-name="P5">Here's another:</text:p>
      <table:table table:name="Table58" table:style-name="Table58">
        <table:table-column table:style-name="Table58.A"/>
        <table:table-row table:style-name="TableLine2427083295312">
          <table:table-cell table:style-name="Table58.A1" office:value-type="string">
            <text:p text:style-name="P28">what's your favorite number? <text:span text:style-name="T18">1</text:span></text:p>
            <text:p text:style-name="P12"><text:soft-page-break/>you don't like 42?!?</text:p>
          </table:table-cell>
        </table:table-row>
      </table:table>
      <text:p text:style-name="P5"/>
      <text:p text:style-name="P5"/>
      <text:p text:style-name="P5"><text:span text:style-name="T18">Exercise.</text:span> Write a program that prompts the user for an integer and prints “That's even. Am I smart?” if the integer entered is even. Here's an execution</text:p>
      <table:table table:name="Table53" table:style-name="Table53">
        <table:table-column table:style-name="Table53.A"/>
        <table:table-row table:style-name="TableLine2427083282800">
          <table:table-cell table:style-name="Table53.A1" office:value-type="string">
            <text:p text:style-name="P30">100</text:p>
            <text:p text:style-name="P28">That's even. Am I smart?</text:p>
          </table:table-cell>
        </table:table-row>
      </table:table>
      <text:p text:style-name="P5">Here's another</text:p>
      <table:table table:name="Table54" table:style-name="Table54">
        <table:table-column table:style-name="Table54.A"/>
        <table:table-row table:style-name="TableLine2427083286064">
          <table:table-cell table:style-name="Table54.A1" office:value-type="string">
            <text:p text:style-name="P30">101</text:p>
          </table:table-cell>
        </table:table-row>
      </table:table>
      <text:p text:style-name="P5"/>
      <text:p text:style-name="P5"/>
      <text:p text:style-name="P5"><text:span text:style-name="T18">Exercise.</text:span> Write a program that prompts the user for his/her age and prints “You're lying! Think you can fool me???” if the value entered is less than 18. Here's an execution:</text:p>
      <table:table table:name="Table55" table:style-name="Table55">
        <table:table-column table:style-name="Table55.A"/>
        <table:table-row table:style-name="TableLine2427083306464">
          <table:table-cell table:style-name="Table55.A1" office:value-type="string">
            <text:p text:style-name="P28">Enter your age: <text:span text:style-name="T18">16</text:span></text:p>
            <text:p text:style-name="P28">You're lying! Think you can fool me???</text:p>
          </table:table-cell>
        </table:table-row>
      </table:table>
      <text:p text:style-name="P5">Here's another:</text:p>
      <table:table table:name="Table56" table:style-name="Table56">
        <table:table-column table:style-name="Table56.A"/>
        <table:table-row table:style-name="TableLine2427083299392">
          <table:table-cell table:style-name="Table56.A1" office:value-type="string">
            <text:p text:style-name="P28">Enter your age: <text:span text:style-name="T18">100</text:span></text:p>
          </table:table-cell>
        </table:table-row>
      </table:table>
      <text:p text:style-name="P5"/>
      <text:p text:style-name="P5"/>
      <text:p text:style-name="P5">Of course this is another boolean expression:</text:p>
      <text:p text:style-name="P5"/>
      <text:p text:style-name="P18">[var1] [bool op] [var2]</text:p>
      <text:p text:style-name="P15"/>
      <text:p text:style-name="P6">In this case you're comparing two (integer or double) variables.</text:p>
      <text:p text:style-name="P15"/>
      <text:p text:style-name="P15"/>
      <text:p text:style-name="P6"><text:span text:style-name="T18">Exercise.</text:span> Write a program that prompts the user for two integer values and prints “First is bigger” i<text:span text:style-name="T20">f</text:span> the first integer entered is larger than the second. Here's an execution of the program:</text:p>
      <table:table table:name="Table47" table:style-name="Table47">
        <table:table-column table:style-name="Table47.A"/>
        <table:table-row table:style-name="TableLine2427083303200">
          <table:table-cell table:style-name="Table47.A1" office:value-type="string">
            <text:p text:style-name="P31">1 2</text:p>
          </table:table-cell>
        </table:table-row>
      </table:table>
      <text:p text:style-name="P6">Here's another</text:p>
      <table:table table:name="Table48" table:style-name="Table48">
        <table:table-column table:style-name="Table48.A"/>
        <table:table-row table:style-name="TableLine2427083308368">
          <table:table-cell table:style-name="Table48.A1" office:value-type="string">
            <text:p text:style-name="P31">2 -1</text:p>
            <text:p text:style-name="P29">First is bigger</text:p>
          </table:table-cell>
        </table:table-row>
      </table:table>
      <text:p text:style-name="P6"/>
      <text:p text:style-name="P6"/>
      <text:p text:style-name="P5">Here's yet another boolean expression:</text:p>
      <text:p text:style-name="P5"/>
      <text:p text:style-name="P18">[expr] [bool op] [value]</text:p>
      <text:p text:style-name="P15"/>
      <text:p text:style-name="P6">where <text:span text:style-name="T2">[expr]</text:span> is an (integer or double) expression.</text:p>
      <text:p text:style-name="P6"/>
      <text:p text:style-name="P6"/>
      <text:p text:style-name="P6"><text:span text:style-name="T18">Exercise.</text:span> Write a program that prompts the user for his/her height (in ft) and weight (in lbs) and print<text:span text:style-name="T20">s</text:span> “you will live more than 100 years!!!” if the <text:s/>product of the height and weight is at least 200.45. (This is not supported by any form of research.) Here's an execution of the program:</text:p>
      <table:table table:name="Table49" table:style-name="Table49">
        <table:table-column table:style-name="Table49.A"/>
        <table:table-row table:style-name="TableLine2427083302656">
          <table:table-cell table:style-name="Table49.A1" office:value-type="string">
            <text:p text:style-name="P31">6.1 180.180</text:p>
            <text:p text:style-name="P29"><text:soft-page-break/>you will live more than 100 years!!!</text:p>
          </table:table-cell>
        </table:table-row>
      </table:table>
      <text:p text:style-name="P6">Here's another</text:p>
      <table:table table:name="Table50" table:style-name="Table50">
        <table:table-column table:style-name="Table50.A"/>
        <table:table-row table:style-name="TableLine2427083309728">
          <table:table-cell table:style-name="Table50.A1" office:value-type="string">
            <text:p text:style-name="P31">3.4 23.4</text:p>
          </table:table-cell>
        </table:table-row>
      </table:table>
      <text:p text:style-name="P6"/>
      <text:p text:style-name="P6"/>
      <text:p text:style-name="P6"><text:span text:style-name="T18">Exercise.</text:span> Write a program that prompts the user for the year of his/her date of birth and the current year and print<text:span text:style-name="T20">s</text:span> his/her approximate age and then print<text:span text:style-name="T20">s</text:span> “you must have watched lots of movies by now” if the difference of the two values is at least 20. Here's an execution:</text:p>
      <table:table table:name="Table51" table:style-name="Table51">
        <table:table-column table:style-name="Table51.A"/>
        <table:table-row table:style-name="TableLine2427083307552">
          <table:table-cell table:style-name="Table51.A1" office:value-type="string">
            <text:p text:style-name="P31">1900 2000</text:p>
            <text:p text:style-name="P33">you are about 100 years old</text:p>
            <text:p text:style-name="P29">you must have watched lots of movies by now</text:p>
          </table:table-cell>
        </table:table-row>
      </table:table>
      <text:p text:style-name="P6">Here's another:</text:p>
      <table:table table:name="Table52" table:style-name="Table52">
        <table:table-column table:style-name="Table52.A"/>
        <table:table-row table:style-name="TableLine2427083314624">
          <table:table-cell table:style-name="Table52.A1" office:value-type="string">
            <text:p text:style-name="P31">2000 2006</text:p>
            <text:p text:style-name="P33">you are about 6 years old</text:p>
          </table:table-cell>
        </table:table-row>
      </table:table>
      <text:p text:style-name="P6"/>
      <text:p text:style-name="P6"/>
      <text:p text:style-name="P5">One last one ... here's one more boolean expression:</text:p>
      <text:p text:style-name="P5"/>
      <text:p text:style-name="P18">[expr1] [bool op] [expr2]</text:p>
      <text:p text:style-name="P15"/>
      <text:p text:style-name="P6">Now, we're comparing two expressions.</text:p>
      <text:p text:style-name="P6"/>
      <text:p text:style-name="P6"/>
      <text:p text:style-name="P6"><text:span text:style-name="T18">Exercise.</text:span> Write a program that prompts the user for the month, day of his/her date of birth and also his/her height (in ft) and weight (in lbs). Print the approximate number of days from January 1 of the year he/she was born and the sum of his/her height and weight. If the first printed number is greater than the second, print “According to the theory of relativity, you are going to win the next powerball.”.</text:p>
      <table:table table:name="Table59" table:style-name="Table59">
        <table:table-column table:style-name="Table59.A"/>
        <table:table-row table:style-name="TableLine2427083307824">
          <table:table-cell table:style-name="Table59.A1" office:value-type="string">
            <text:p text:style-name="P33">Enter the month, day of your DOB: <text:span text:style-name="T18">1 1</text:span></text:p>
            <text:p text:style-name="P33">Enter your height and weight: <text:span text:style-name="T18">6 100</text:span></text:p>
            <text:p text:style-name="P33">1 106</text:p>
          </table:table-cell>
        </table:table-row>
      </table:table>
      <text:p text:style-name="P6">Here's another:</text:p>
      <table:table table:name="Table60" table:style-name="Table60">
        <table:table-column table:style-name="Table60.A"/>
        <table:table-row table:style-name="TableLine2427083303744">
          <table:table-cell table:style-name="Table60.A1" office:value-type="string">
            <text:p text:style-name="P33">Enter the month, day of your DOB: <text:span text:style-name="T18">12 25</text:span></text:p>
            <text:p text:style-name="P33">Enter your height and weight: <text:span text:style-name="T18">6 200</text:span></text:p>
            <text:p text:style-name="P33">355 206</text:p>
            <text:p text:style-name="P13">According to the theory of relativity, you are going to win the next powerball.</text:p>
          </table:table-cell>
        </table:table-row>
      </table:table>
      <text:p text:style-name="P6">(You may assume the number of days in a month is 30.)</text:p>
      <text:p text:style-name="P6"/>
      <text:p text:style-name="P6"/>
      <text:p text:style-name="P5"><text:span text:style-name="T18">Exercise. </text:span>Try this:</text:p>
      <table:table table:name="Table8" table:style-name="Table8">
        <table:table-column table:style-name="Table8.A"/>
        <table:table-header-rows>
          <table:table-row table:style-name="TableLine2427083311904">
            <table:table-cell table:style-name="Table8.A1" office:value-type="string">
              <text:p text:style-name="P12">int numHeads = 0;</text:p>
              <text:p text:style-name="P12">std::cout &lt;&lt; "How many heads do you have? ";</text:p>
              <text:p text:style-name="P12">std::cin &gt;&gt; numHead<text:span text:style-name="T24">s</text:span>;</text:p>
              <text:p text:style-name="P12">if (numHeads == 2)</text:p>
              <text:p text:style-name="P12"><text:s text:c="4"/>std::cout &lt;&lt; "Are you Zaphod?" &lt;&lt; std::endl;</text:p>
            </table:table-cell>
          </table:table-row>
        </table:table-header-rows>
      </table:table>
      <text:p text:style-name="P5">And then this:</text:p>
      <table:table table:name="Table9" table:style-name="Table9">
        <table:table-column table:style-name="Table9.A"/>
        <table:table-header-rows>
          <text:soft-page-break/>
          <table:table-row table:style-name="TableLine2427083299120">
            <table:table-cell table:style-name="Table9.A1" office:value-type="string">
              <text:p text:style-name="P12">int numHeads = 0;</text:p>
              <text:p text:style-name="P12">std::cout &lt;&lt; "How many heads do you have? ";</text:p>
              <text:p text:style-name="P12">std::cin &gt;&gt; numHeads;</text:p>
              <text:p text:style-name="P12">if (numHeads != 2)</text:p>
              <text:p text:style-name="P12"><text:s text:c="4"/>std::cout &lt;&lt; "You are not Zaphod" &lt;&lt; std::endl;</text:p>
            </table:table-cell>
          </table:table-row>
        </table:table-header-rows>
      </table:table>
      <text:p text:style-name="P5">Combine both into one program so that I get the following execution:</text:p>
      <table:table table:name="Table61" table:style-name="Table61">
        <table:table-column table:style-name="Table61.A"/>
        <table:table-row table:style-name="TableLine2427083304016">
          <table:table-cell table:style-name="Table61.A1" office:value-type="string">
            <text:p text:style-name="P28">How many heads do you have? <text:span text:style-name="T18">1</text:span></text:p>
            <text:p text:style-name="P28">You are not Zaphod</text:p>
          </table:table-cell>
        </table:table-row>
      </table:table>
      <text:p text:style-name="P5">And here's an execution of the same program:</text:p>
      <table:table table:name="Table62" table:style-name="Table62">
        <table:table-column table:style-name="Table62.A"/>
        <table:table-row table:style-name="TableLine2427083301296">
          <table:table-cell table:style-name="Table62.A1" office:value-type="string">
            <text:p text:style-name="P28">How many heads do you have? <text:span text:style-name="T18">2</text:span></text:p>
            <text:p text:style-name="P28">Are you Zaphod?</text:p>
          </table:table-cell>
        </table:table-row>
      </table:table>
      <text:p text:style-name="P5">Next modify the program so that, in addition to the above requirements, if the number of heads entered is greater than 2, the program prints "No kidding!". Finally, modify the program so that, in addition to the above, if the number of heads is 1, the program prints "Let me introduce you to our surgeons." Test your program by entering 0, 1, 2, 3.</text:p>
      <text:p text:style-name="P5">(There's a better way to do this exercise ...)</text:p>
      <text:p text:style-name="P26">Mental <text:span text:style-name="T21">p</text:span>icture: <text:span text:style-name="T21">f</text:span>low of <text:span text:style-name="T21">e</text:span>xecution for <text:span text:style-name="T2">if</text:span></text:p>
      <text:p text:style-name="P4"/>
      <text:p text:style-name="P8">The <text:span text:style-name="T2">if</text:span> statement is difficult for some beginning programmers because it alters the flow of execution of a program. </text:p>
      <text:p text:style-name="P8"/>
      <text:p text:style-name="P8">Before this set of notes, C++ executes one statement at a time from top to bottom; it executes every statement. </text:p>
      <text:p text:style-name="P8"/>
      <text:p text:style-name="P11"><draw:rect text:anchor-type="paragraph" draw:z-index="2" draw:name="Shape1" draw:style-name="gr7" draw:text-style-name="P47" svg:width="1.813in" svg:height="0.6358in" svg:x="4.6201in" svg:y="0.472in"><text:p text:style-name="P44"><text:span text:style-name="T9">This is an if-statement</text:span></text:p></draw:rect><text:span text:style-name="T19">The </text:span><text:span text:style-name="T6">if</text:span><text:span text:style-name="T19"> statement is different because it has a statement </text:span><text:span text:style-name="T15">inside</text:span><text:span text:style-name="T19"> the </text:span><text:span text:style-name="T6">if</text:span><text:span text:style-name="T19"> statement.</text:span></text:p>
      <text:p text:style-name="P11"/>
      <table:table table:name="Table33" table:style-name="Table33">
        <table:table-column table:style-name="Table33.A"/>
        <table:table-row table:style-name="TableLine2427291328992">
          <table:table-cell table:style-name="Table33.A1" office:value-type="string">
            <text:p text:style-name="P34"><draw:line text:anchor-type="paragraph" draw:z-index="4" draw:name="Shape2" draw:style-name="gr6" draw:text-style-name="P44" svg:x1="4.5819in" svg:y1="0.0835in" svg:x2="3.2799in" svg:y2="0.5417in"><text:p/></draw:line>int x = 0;</text:p>
            <text:p text:style-name="P34">std::cin &gt;&gt; x;</text:p>
            <text:p text:style-name="P34"><draw:rect text:anchor-type="paragraph" draw:z-index="0" draw:name="Shape3" draw:style-name="gr2" draw:text-style-name="P45" svg:width="4.5213in" svg:height="0.7335in" svg:x="-0.0429in" svg:y="0.1854in"><text:p/></draw:rect></text:p>
            <text:p text:style-name="P34">if (x &gt; 0)</text:p>
            <text:p text:style-name="P34"><draw:rect text:anchor-type="paragraph" draw:z-index="1" draw:name="Shape4" draw:style-name="gr2" draw:text-style-name="P45" svg:width="3.9898in" svg:height="0.2177in" svg:x="0.3634in" svg:y="0.0047in"><text:p/></draw:rect><text:s text:c="4"/>std::cout &lt;&lt; "spam!" &lt;&lt; std::endl;</text:p>
            <text:p text:style-name="P34"><draw:line text:anchor-type="paragraph" draw:z-index="5" draw:name="Shape5" draw:style-name="gr6" draw:text-style-name="P44" svg:x1="4.974in" svg:y1="0.5972in" svg:x2="4.0193in" svg:y2="0.0693in"><text:p/></draw:line></text:p>
            <text:p text:style-name="P34"><draw:rect text:anchor-type="paragraph" draw:z-index="3" draw:name="Shape6" draw:style-name="gr7" draw:text-style-name="P47" svg:width="1.813in" svg:height="0.6358in" svg:x="4.9744in" svg:y="0.1016in"><text:p text:style-name="P44"><text:span text:style-name="T9">This is a statement</text:span></text:p><text:p text:style-name="P44"><text:span text:style-name="T9">inside the if-statement</text:span></text:p></draw:rect></text:p>
            <text:p text:style-name="P34">std::cout &lt;&lt; "eggs" &lt;&lt; std::endl;</text:p>
          </table:table-cell>
        </table:table-row>
      </table:table>
      <text:p text:style-name="P11"/>
      <text:p text:style-name="P8">The statement in the <text:span text:style-name="T2">if</text:span> statement is executed only when the <text:span text:style-name="T2">x &gt; 0</text:span> is true. If the condition is not true, the statement in the <text:span text:style-name="T2">if</text:span> statement is not executed.</text:p>
      <text:p text:style-name="P8"/>
      <text:p text:style-name="P8">In the following diagram, you can follow the arrows to get a sense of the flow of execution:</text:p>
      <text:p text:style-name="P8"/>
      <text:p text:style-name="P27"><draw:polyline text:anchor-type="paragraph" draw:z-index="10" draw:name="Shape7" draw:style-name="gr5" draw:text-style-name="P44" svg:width="0.5516in" svg:height="0.3189in" draw:transform="rotate (-1.19031454986013) translate (-0.206944444455742in 0.0194444444457582in)" svg:viewBox="0 0 1402 811" draw:points="0,383 1081,811 1402,0"><text:p/></draw:polyline><draw:rect text:anchor-type="paragraph" draw:z-index="8" draw:name="Shape8" draw:style-name="gr2" draw:text-style-name="P45" svg:width="4.4898in" svg:height="0.3024in" svg:x="-0.0047in" svg:y="0.3819in"><text:p/></draw:rect><draw:rect text:anchor-type="paragraph" draw:z-index="17" draw:name="Shape9" draw:style-name="gr2" draw:text-style-name="P45" svg:width="4.4894in" svg:height="0.3024in" svg:x="-0.0043in" svg:y="1.1075in"><text:p/></draw:rect></text:p>
      <table:table table:name="Table46" table:style-name="Table46">
        <table:table-column table:style-name="Table46.A"/>
        <table:table-row table:style-name="TableLine2427291331984">
          <table:table-cell table:style-name="Table46.A1" office:value-type="string">
            <text:p text:style-name="P35"/>
            <text:p text:style-name="P35"><draw:polyline text:anchor-type="paragraph" draw:z-index="20" draw:name="Shape10" draw:style-name="gr1" draw:text-style-name="P44" svg:width="5.2303in" svg:height="0.3988in" draw:transform="rotate (0.0792379480405426) translate (-0.406250000006807in 0.485416666667596in)" svg:viewBox="0 0 13286 1014" draw:points="848,988 0,921 76,0 13213,1014 13286,120 12390,37"><text:p/></draw:polyline>int x = 0;</text:p>
            <text:p text:style-name="P35"/>
            <text:p text:style-name="P35"/>
            <text:p text:style-name="P35"/>
            <text:p text:style-name="P35"><draw:polyline text:anchor-type="paragraph" draw:z-index="18" draw:name="Shape11" draw:style-name="gr1" draw:text-style-name="P44" svg:width="5.226in" svg:height="0.3996in" draw:transform="rotate (0.0792379480405426) translate (-0.402777777783935in 0.463888888889586in)" svg:viewBox="0 0 13275 1016" draw:points="850,868 0,831 67,0 13204,1016 13275,120 12381,32"><text:p/></draw:polyline>std::cin &gt;&gt; x;</text:p>
            <text:p text:style-name="P35"/>
            <text:p text:style-name="P35"/>
            <text:p text:style-name="P35"><draw:rect text:anchor-type="paragraph" draw:z-index="6" draw:name="Shape12" draw:style-name="gr2" draw:text-style-name="P45" svg:width="4.4898in" svg:height="1.2795in" svg:x="-0.0429in" svg:y="0.05in"><text:p/></draw:rect><draw:rect text:anchor-type="paragraph" draw:z-index="11" draw:name="Shape13" draw:style-name="gr2" draw:text-style-name="P45" svg:width="0.8961in" svg:height="0.2925in" svg:x="0.3528in" svg:y="0.1646in"><text:p/></draw:rect></text:p>
            <text:p text:style-name="P35">if <text:s/>(x &gt; 0)</text:p>
            <text:p text:style-name="P35"><draw:polyline text:anchor-type="paragraph" draw:z-index="14" draw:name="Shape14" draw:style-name="gr4" draw:text-style-name="P44" svg:width="3.5622in" svg:height="1.0697in" draw:transform="skewX (7.57321149008353E-017) rotate (-0.297578637465034) translate (1.04236111107424in -0.709027777714083in)" svg:viewBox="0 0 9049 2718" draw:points="0,2094 194,2718 5373,1106 9049,0"><text:p/></draw:polyline><draw:frame text:anchor-type="paragraph" draw:z-index="13" draw:name="Shape15" draw:style-name="gr3" draw:text-style-name="P46" svg:width="0.6669in" svg:height="0.3024in" svg:x="0.0819in" svg:y="0.098in"><draw:text-box><text:p><text:span text:style-name="T29">true</text:span></text:p></draw:text-box></draw:frame><draw:frame text:anchor-type="paragraph" draw:z-index="16" draw:name="Shape16" draw:style-name="gr3" draw:text-style-name="P46" svg:width="0.6669in" svg:height="0.3024in" svg:x="1.1862in" svg:y="0.1311in"><draw:text-box><text:p><text:span text:style-name="T29">false</text:span></text:p></draw:text-box></draw:frame></text:p>
            <text:p text:style-name="P35"><draw:polyline text:anchor-type="paragraph" draw:z-index="12" draw:name="Shape17" draw:style-name="gr4" draw:text-style-name="P44" svg:width="0.6433in" svg:height="0.6197in" draw:transform="rotate (-2.10102735355077) translate (0.800694444444475in 0.148611111111111in)" svg:viewBox="0 0 1635 1575" draw:points="0,0 924,1575 1635,1161 1272,543"><text:p/></draw:polyline></text:p>
            <text:p text:style-name="P35"><draw:rect text:anchor-type="paragraph" draw:z-index="7" draw:name="Shape18" draw:style-name="gr2" draw:text-style-name="P45" svg:width="3.5315in" svg:height="0.2752in" svg:x="0.3634in" svg:y="0.1827in"><text:p/></draw:rect></text:p>
            <text:p text:style-name="P35"><draw:line text:anchor-type="paragraph" draw:z-index="15" draw:name="Shape19" draw:style-name="gr4" draw:text-style-name="P44" svg:x1="3.8945in" svg:y1="0.1209in" svg:x2="4.4465in" svg:y2="0.1209in"><text:p/></draw:line><text:s text:c="4"/>std::cout &lt;&lt; "spam!" &lt;&lt; std::endl;</text:p>
            <text:p text:style-name="P35"><draw:polyline text:anchor-type="paragraph" draw:z-index="19" draw:name="Shape20" draw:style-name="gr1" draw:text-style-name="P44" svg:width="5.2343in" svg:height="0.4634in" draw:transform="rotate (0.0792379480405426) translate (-0.411111111119341in 0.418055555556687in)" svg:viewBox="0 0 13296 1178" draw:points="841,1178 0,1111 88,0 13222,1020 13296,120 12402,37"><text:p/></draw:polyline></text:p>
            <text:p text:style-name="P35"/>
            <text:p text:style-name="P35"/>
            <text:p text:style-name="P35"><draw:rect text:anchor-type="paragraph" draw:z-index="9" draw:name="Shape21" draw:style-name="gr2" draw:text-style-name="P45" svg:width="4.4551in" svg:height="0.3024in" svg:x="-0.0083in" svg:y="0.111in"><text:p/></draw:rect></text:p>
            <text:p text:style-name="P35">std::cout &lt;&lt; "eggs" &lt;&lt; std::endl;</text:p>
            <text:p text:style-name="P35"/>
          </table:table-cell>
        </table:table-row>
      </table:table>
      <text:p text:style-name="P11"/>
      <text:p text:style-name="P8">Of course the program is still executing one statement at a time from the top to the bottom if you view the if statement as a statement (i.e. forget about the internals of the if statement).</text:p>
      <text:p text:style-name="P26">Gotchas</text:p>
      <text:p text:style-name="P11"/>
      <text:p text:style-name="P7"/>
      <text:p text:style-name="P7">Exercise. <text:span text:style-name="T17">Try this:</text:span></text:p>
      <table:table table:name="Table27" table:style-name="Table27">
        <table:table-column table:style-name="Table27.A"/>
        <table:table-header-rows>
          <table:table-row table:style-name="TableLine2427291268880">
            <table:table-cell table:style-name="Table27.A1" office:value-type="string">
              <text:p text:style-name="P12">int x = 0;</text:p>
              <text:p text:style-name="P12">std::cin &gt;&gt; x;</text:p>
              <text:p text:style-name="P12"/>
              <text:p text:style-name="P12">if x &gt; 0</text:p>
              <text:p text:style-name="P12"><text:s text:c="4"/>std::cout &lt;&lt; "spam!" &lt;&lt; std::endl;</text:p>
              <text:p text:style-name="P12"/>
              <text:p text:style-name="P12">std::cout &lt;&lt; "eggs" &lt;&lt; std::endl;</text:p>
            </table:table-cell>
          </table:table-row>
        </table:table-header-rows>
      </table:table>
      <text:p text:style-name="P5">Fix it.</text:p>
      <text:p text:style-name="P5"/>
      <text:p text:style-name="P5"/>
      <text:p text:style-name="P5"><text:span text:style-name="T18">Exercise.</text:span> Try this:</text:p>
      <table:table table:name="Table3" table:style-name="Table3">
        <table:table-column table:style-name="Table3.A"/>
        <table:table-header-rows>
          <table:table-row table:style-name="TableLine2427291253648">
            <table:table-cell table:style-name="Table3.A1" office:value-type="string">
              <text:p text:style-name="P12">int x = 0;</text:p>
              <text:p text:style-name="P12">std::cin &gt;&gt; x;</text:p>
              <text:p text:style-name="P12"/>
              <text:p text:style-name="P12">if (x &gt; 0); </text:p>
              <text:p text:style-name="P12"><text:s text:c="4"/>std::cout &lt;&lt; "spam!" &lt;&lt; std::endl;</text:p>
              <text:p text:style-name="P12"/>
              <text:p text:style-name="P12">std::cout &lt;&lt; "eggs" &lt;&lt; std::endl;</text:p>
            </table:table-cell>
          </table:table-row>
        </table:table-header-rows>
      </table:table>
      <text:p text:style-name="P5">What do you learn from this example?</text:p>
      <text:p text:style-name="P5"/>
      <text:p text:style-name="P5"/>
      <text:p text:style-name="P5"><text:span text:style-name="T18">Exercise.</text:span> Here's another wacky example ...</text:p>
      <table:table table:name="Table2" table:style-name="Table2">
        <table:table-column table:style-name="Table2.A"/>
        <table:table-header-rows>
          <table:table-row table:style-name="TableLine2427291253920">
            <table:table-cell table:style-name="Table2.A1" office:value-type="string">
              <text:p text:style-name="P12">int x = 0;</text:p>
              <text:p text:style-name="P12">std::cin &gt;&gt; x;</text:p>
              <text:p text:style-name="P12"/>
              <text:p text:style-name="P12">if (x &gt; 0);</text:p>
              <text:p text:style-name="P12"/>
              <text:p text:style-name="P12">std::cout &lt;&lt; "eggs" &lt;&lt; std::endl;</text:p>
            </table:table-cell>
          </table:table-row>
        </table:table-header-rows>
      </table:table>
      <text:p text:style-name="P5"/>
      <text:p text:style-name="P5"/>
      <text:p text:style-name="P5"/>
      <text:p text:style-name="P8"/>
      <text:p text:style-name="P25">Multiplication <text:span text:style-name="T21">g</text:span>ame: Part 1</text:p>
      <text:p text:style-name="P7"/>
      <text:p text:style-name="P7">Exercise. <text:span text:style-name="T17">Write a program that tests if the user can do two digit multiplication. Right now we will just ask the one question: the product of 97 and 94. The program congratulates the user if the right answer is entered. Otherwise the program stops immediately. Here's an execution of the program:</text:span></text:p>
      <text:p text:style-name="P5"/>
      <table:table table:name="Table5" table:style-name="Table5">
        <table:table-column table:style-name="Table5.A"/>
        <table:table-row table:style-name="TableLine2427291255552">
          <table:table-cell table:style-name="Table5.A1" office:value-type="string">
            <text:p text:style-name="P32">What is the product of 97 and 94? <text:span text:style-name="T18">1</text:span></text:p>
          </table:table-cell>
        </table:table-row>
      </table:table>
      <text:p text:style-name="P5"/>
      <text:p text:style-name="P5">Here's another execution of the program:</text:p>
      <text:p text:style-name="P5"/>
      <table:table table:name="Table10" table:style-name="Table10">
        <table:table-column table:style-name="Table10.A"/>
        <table:table-row table:style-name="TableLine2427291255824">
          <table:table-cell table:style-name="Table10.A1" office:value-type="string">
            <text:p text:style-name="P32">What is the product of 97 and 94? <text:span text:style-name="T18">9118</text:span></text:p>
            <text:p text:style-name="P32">You smart dawg!</text:p>
          </table:table-cell>
        </table:table-row>
      </table:table>
      <text:p text:style-name="P5"/>
      <text:p text:style-name="P8">This is kind of a dumb program because it asks the same question again and again.</text:p>
      <text:p text:style-name="P8"/>
      <text:p text:style-name="P8">Here's the <text:span text:style-name="T15">pseudocode</text:span> (pseudocode = informal description of steps in a program):</text:p>
      <text:p text:style-name="P8"/>
      <text:p text:style-name="P16"><text:tab/>Declare integer variable guess</text:p>
      <text:p text:style-name="P16"><text:tab/>Print a prompt string to user</text:p>
      <text:p text:style-name="P16"><text:tab/>Prompt user for integer value for guess</text:p>
      <text:p text:style-name="P16"><text:tab/>If guess is 9118</text:p>
      <text:p text:style-name="P16"><text:tab/><text:tab/>print congratulatory message</text:p>
      <text:p text:style-name="P16"/>
      <text:p text:style-name="P8">Note that this is not a C++ program yet!!! You can't run it!!!</text:p>
      <text:p text:style-name="P8"/>
      <text:p text:style-name="P8">Complete the program using the above pseudocode. Test your program.<text:tab/></text:p>
      <text:p text:style-name="P26">Blocks</text:p>
      <text:p text:style-name="P11"/>
      <text:p text:style-name="P5">What if you want to execute <text:span text:style-name="T16">several</text:span> statements when a boolean expression is true? Here's one way:</text:p>
      <table:table table:name="Table6" table:style-name="Table6">
        <table:table-column table:style-name="Table6.A"/>
        <table:table-header-rows>
          <table:table-row table:style-name="TableLine2427291258000">
            <table:table-cell table:style-name="Table6.A1" office:value-type="string">
              <text:p text:style-name="P12">int x = 0;</text:p>
              <text:p text:style-name="P12">std::cin &gt;&gt; x;</text:p>
              <text:p text:style-name="P12"/>
              <text:p text:style-name="P12">if (x &gt; 0)</text:p>
              <text:p text:style-name="P12"><text:s text:c="4"/>std::cout &lt;&lt; "spam!" &lt;&lt; std::endl;</text:p>
              <text:p text:style-name="P12">if (x &gt; 0)</text:p>
              <text:p text:style-name="P12"><text:s text:c="4"/>std::cout &lt;&lt; "ham!" &lt;&lt; std::endl;</text:p>
              <text:p text:style-name="P12"/>
              <text:p text:style-name="P12">std::cout &lt;&lt; "eggs" &lt;&lt; std::endl;</text:p>
            </table:table-cell>
          </table:table-row>
        </table:table-header-rows>
      </table:table>
      <text:p text:style-name="P5">It does work … but ... that's the <text:span text:style-name="T15">BAD</text:span> way of executing two statements when a condition holds.</text:p>
      <text:p text:style-name="P5"/>
      <text:p text:style-name="P5"><text:span text:style-name="T16">This</text:span> is the right way:</text:p>
      <table:table table:name="Table7" table:style-name="Table7">
        <table:table-column table:style-name="Table7.A"/>
        <table:table-header-rows>
          <table:table-row table:style-name="TableLine2427291265072">
            <table:table-cell table:style-name="Table7.A1" office:value-type="string">
              <text:p text:style-name="P12">int x = 0;</text:p>
              <text:p text:style-name="P12">std::cin &gt;&gt; x;</text:p>
              <text:p text:style-name="P12"/>
              <text:p text:style-name="P12">if (x &gt; 0)</text:p>
              <text:p text:style-name="P14">{</text:p>
              <text:p text:style-name="P12"><text:s text:c="4"/>std::cout &lt;&lt; "spam!" &lt;&lt; std::endl;</text:p>
              <text:p text:style-name="P12"><text:s text:c="4"/>std::cout &lt;&lt; "ham!" &lt;&lt; std::endl;</text:p>
              <text:p text:style-name="P14">}</text:p>
              <text:p text:style-name="P12"/>
              <text:p text:style-name="P12">std::cout &lt;&lt; "eggs" &lt;&lt; std::endl;</text:p>
            </table:table-cell>
          </table:table-row>
        </table:table-header-rows>
      </table:table>
      <text:p text:style-name="P5"/>
      <text:p text:style-name="P5"/>
      <text:p text:style-name="P5">The <text:span text:style-name="T2">{...}</text:span> is called a <text:span text:style-name="T15">block</text:span> or <text:span text:style-name="T15">block of statements. </text:span>(You've actually seen this already. Look at your <text:span text:style-name="T2">main()</text:span> …) You can have as many statements as you like in a block, not just two.</text:p>
      <text:p text:style-name="P5"/>
      <text:p text:style-name="P5"/>
      <text:p text:style-name="P5"><text:span text:style-name="T18">Exercise.</text:span> Here's part of a game that you're writing … complete it. If the missile hits the alien, increment the <text:span text:style-name="T2">score</text:span> by 100, set <text:span text:style-name="T2">play_explosion</text:span> to <text:span text:style-name="T2">true</text:span>, increment your <text:span text:style-name="T2">energy</text:span> by the alien's energy (i.e. <text:span text:style-name="T2">alien_energy</text:span>), and set the alien's energy to 0. Test your code with different inputs.</text:p>
      <table:table table:name="Table14" table:style-name="Table14">
        <table:table-column table:style-name="Table14.A"/>
        <table:table-row table:style-name="TableLine2427291258544">
          <table:table-cell table:style-name="Table14.A1" office:value-type="string">
            <text:p text:style-name="P28">int score = 1234;</text:p>
            <text:p text:style-name="P28">int energy = 6789;</text:p>
            <text:p text:style-name="P28">int alien_energy = 42;</text:p>
            <text:p text:style-name="P28">bool play_explosion <text:span text:style-name="T22">= false;</text:span></text:p>
            <text:p text:style-name="P28">bool missile_hit_alien;</text:p>
            <text:p text:style-name="P28">std::cin &gt;&gt; missile_hit_alien;</text:p>
            <text:p text:style-name="P28"/>
            <text:p text:style-name="P28"/>
            <text:p text:style-name="P28"/>
            <text:p text:style-name="P28"/>
            <text:p text:style-name="P28"><text:soft-page-break/></text:p>
            <text:p text:style-name="P28">std::cout &lt;&lt; "score: " &lt;&lt; score &lt;&lt; '\n'</text:p>
            <text:p text:style-name="P28"><text:s text:c="10"/>&lt;&lt; "energy: " &lt;&lt; energy &lt;&lt; '\n'</text:p>
            <text:p text:style-name="P28"><text:s text:c="10"/>&lt;&lt; "alien_energy: " &lt;&lt; alien_energy &lt;&lt; '\n'</text:p>
            <text:p text:style-name="P28"><text:s text:c="10"/>&lt;&lt; "play_explosion: " &lt;&lt; score &lt;&lt; '\n';</text:p>
          </table:table-cell>
        </table:table-row>
      </table:table>
      <text:p text:style-name="P5"/>
      <text:p text:style-name="P5"/>
      <text:p text:style-name="P26">Random <text:span text:style-name="T21">i</text:span>ntegers</text:p>
      <text:p text:style-name="P4"/>
      <text:p text:style-name="P8">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8"/>
      <text:p text:style-name="P8">At a more complex level you might want to randomly make doors between two rooms. This creates a random maze.</text:p>
      <text:p text:style-name="P8"/>
      <text:p text:style-name="P8">So you'd better learn how to generate random things.</text:p>
      <text:p text:style-name="P8"/>
      <text:p text:style-name="P8">Try this:</text:p>
      <table:table table:name="Table28" table:style-name="Table28">
        <table:table-column table:style-name="Table28.A"/>
        <table:table-row table:style-name="TableLine2427292231328">
          <table:table-cell table:style-name="Table28.A1" office:value-type="string">
            <text:p text:style-name="P19">#include &lt;iostream&gt;</text:p>
            <text:p text:style-name="P20"/>
            <text:p text:style-name="P20">int main()</text:p>
            <text:p text:style-name="P20">{</text:p>
            <text:p text:style-name="P20"><text:s text:c="2"/>std::cout &lt;&lt; "the potion is in room " &lt;&lt; <text:span text:style-name="T18">rand()</text:span> </text:p>
            <text:p text:style-name="P20"><text:s text:c="12"/>&lt;&lt; std::endl;</text:p>
            <text:p text:style-name="P20"><text:s text:c="2"/>std::cout &lt;&lt; "the potion is in room " &lt;&lt; <text:span text:style-name="T18">rand()</text:span> </text:p>
            <text:p text:style-name="P20"><text:s text:c="12"/>&lt;&lt; std::endl;</text:p>
            <text:p text:style-name="P20"><text:s text:c="2"/>std::cout &lt;&lt; "the potion is in room " &lt;&lt; <text:span text:style-name="T18">rand()</text:span> </text:p>
            <text:p text:style-name="P20"><text:s text:c="12"/>&lt;&lt; <text:s/>std::endl;</text:p>
            <text:p text:style-name="P20"><text:s text:c="2"/>std::cout &lt;&lt; "total number of rooms: " </text:p>
            <text:p text:style-name="P20"><text:s text:c="12"/>&lt;&lt; <text:span text:style-name="T18">RAND_MAX</text:span> &lt;&lt; std::end<text:span text:style-name="T25">l</text:span>;</text:p>
            <text:p text:style-name="P20"/>
            <text:p text:style-name="P20"><text:s text:c="2"/>return 0;</text:p>
            <text:p text:style-name="P20">}</text:p>
          </table:table-cell>
        </table:table-row>
      </table:table>
      <text:p text:style-name="P8"/>
      <text:p text:style-name="P8">(Note: You might need <text:span text:style-name="T2">#include &lt;cstdlib&gt;</text:span> just after <text:span text:style-name="T2">#include &lt;iostream&gt;</text:span>. This depends on your compiler.)</text:p>
      <text:p text:style-name="P8"/>
      <text:p text:style-name="P8">Looks like you're getting random integers. But wait ... run the program a second time ... a third time ... a fourth time. Notice something?</text:p>
      <text:p text:style-name="P8"/>
      <text:p text:style-name="P8">OK. Let's modify the program:</text:p>
      <text:p text:style-name="P8"/>
      <table:table table:name="Table35" table:style-name="Table35">
        <table:table-column table:style-name="Table35.A"/>
        <table:table-row table:style-name="TableLine2427292238400">
          <table:table-cell table:style-name="Table35.A1" office:value-type="string">
            <text:p text:style-name="P19">#include &lt;iostream&gt;</text:p>
            <text:p text:style-name="P21">#include &lt;ctime&gt;</text:p>
            <text:p text:style-name="P21"/>
            <text:p text:style-name="P20">int main()</text:p>
            <text:p text:style-name="P20">{</text:p>
            <text:p text:style-name="P21"><text:s text:c="2"/>srand((unsigned int) time(NULL));</text:p>
            <text:p text:style-name="P21"/>
            <text:p text:style-name="P20"><text:s text:c="2"/>std::cout &lt;&lt; "the potion is in room " &lt;&lt; rand() </text:p>
            <text:p text:style-name="P20"><text:s text:c="12"/>&lt;&lt; std::endl;</text:p>
            <text:p text:style-name="P20"><text:s text:c="2"/>std::cout &lt;&lt; "the potion is in room " &lt;&lt; rand() </text:p>
            <text:p text:style-name="P20"><text:s text:c="12"/>&lt;&lt; <text:s/>std::endl;</text:p>
            <text:p text:style-name="P20"><text:s text:c="2"/>std::cout &lt;&lt; "the potion is in room " &lt;&lt; rand() </text:p>
            <text:p text:style-name="P20"><text:soft-page-break/><text:s text:c="12"/>&lt;&lt; std::endl;</text:p>
            <text:p text:style-name="P20"><text:s text:c="2"/>std::cout &lt;&lt; "total number of rooms: "</text:p>
            <text:p text:style-name="P20"><text:s text:c="12"/>&lt;&lt; RAND_MAX &lt;&lt; std::end<text:span text:style-name="T26">l</text:span>;</text:p>
            <text:p text:style-name="P20"><text:s text:c="2"/>return 0;</text:p>
            <text:p text:style-name="P20">}</text:p>
          </table:table-cell>
        </table:table-row>
      </table:table>
      <text:p text:style-name="P8"/>
      <text:p text:style-name="P8">Run this program several times. Notice that the room number is different each time you run the program.</text:p>
      <text:p text:style-name="P8"/>
      <text:p text:style-name="P8">I will not go into details on the statement </text:p>
      <text:p text:style-name="P21"/>
      <text:p text:style-name="P22"><text:s text:c="2"/>srand((unsigned int) time(NULL));</text:p>
      <text:p text:style-name="P23"/>
      <text:p text:style-name="P24">The only thing I will say is that it “seeds” the random generator so as to make it “more random”. The important thing to remember <text:span text:style-name="T27">is </text:span>that you must execute this statement and furthermore you execute it <text:span text:style-name="T13">once</text:span> (usually) and <text:span text:style-name="T13">before</text:span> you call the <text:span text:style-name="T2">rand()</text:span> function. The standard practice is to execute the seeding in <text:span text:style-name="T2">main()</text:span> and at the beginning:</text:p>
      <text:p text:style-name="P9"/>
      <table:table table:name="Table22" table:style-name="Table22">
        <table:table-column table:style-name="Table22.A"/>
        <table:table-row table:style-name="TableLine2427292238944">
          <table:table-cell table:style-name="Table22.A1" office:value-type="string">
            <text:p text:style-name="P19">#include &lt;iostream&gt;</text:p>
            <text:p text:style-name="P21">#include &lt;ctime&gt;</text:p>
            <text:p text:style-name="P21"/>
            <text:p text:style-name="P20">int main()</text:p>
            <text:p text:style-name="P20">{</text:p>
            <text:p text:style-name="P21"><text:s text:c="2"/>srand((unsigned int) time(NULL));</text:p>
            <text:p text:style-name="P21"><text:s text:c="2"/>...</text:p>
            <text:p text:style-name="P20"><text:s text:c="2"/></text:p>
            <text:p text:style-name="P20"><text:s text:c="2"/>return 0;</text:p>
            <text:p text:style-name="P20">}</text:p>
          </table:table-cell>
        </table:table-row>
      </table:table>
      <text:p text:style-name="P8"/>
      <text:p text:style-name="P8">Since <text:span text:style-name="T2">rand()</text:span> gives you a random number from <text:span text:style-name="T2">0</text:span> to <text:span text:style-name="T2">RAND_MAX</text:span>,</text:p>
      <text:p text:style-name="P8"/>
      <text:p text:style-name="P8"><text:tab/><text:span text:style-name="T2">rand() / RAND_MAX</text:span></text:p>
      <text:p text:style-name="P8"/>
      <text:p text:style-name="P8">will give you a random <text:span text:style-name="T2">double</text:span> between <text:span text:style-name="T2">0.0</text:span> and <text:span text:style-name="T2">1.0</text:span>. But this is not right because the / is an <text:span text:style-name="T13">integer</text:span> division. Therefore we do this:</text:p>
      <text:p text:style-name="P8"/>
      <text:p text:style-name="P8"><text:tab/><text:span text:style-name="T2">double(rand()) / RAND_MAX</text:span></text:p>
      <text:p text:style-name="P8"/>
      <text:p text:style-name="P8">to get a random double from 0.0 to 1.0. </text:p>
      <text:p text:style-name="P8"/>
      <text:p text:style-name="P8"/>
      <text:p text:style-name="P8"><text:span text:style-name="T18">Exercise.</text:span> Check that I was not lying by printing 10 random doubles from 1.0 to 0.0. By the way, if the numbers are truly random, you would expect their average to be close to 0.5. Check that too.</text:p>
      <text:p text:style-name="P8"/>
      <text:p text:style-name="P8"/>
      <text:p text:style-name="P8">There are times when you need to generate a random <text:span text:style-name="T13">integer</text:span> between two bounds. For instance if you have a maze game and the rooms are numbered 1 to 100, you want a random room number for a magic potion. How many values are there from 1 to 100? You have 100. Since <text:span text:style-name="T2">rand()</text:span> gives you a random integer from 0 to <text:span text:style-name="T2">RAND_MAX</text:span>, if you do </text:p>
      <text:p text:style-name="P8"/>
      <text:p text:style-name="P8"><text:soft-page-break/><text:tab/><text:span text:style-name="T2">rand() % 100</text:span></text:p>
      <text:p text:style-name="P8"/>
      <text:p text:style-name="P8">you get 100 numbers, from 0 to 99. You add 1 to it and you get a random integer from 1 to 100. In other words</text:p>
      <text:p text:style-name="P8"/>
      <text:p text:style-name="P8"><text:tab/><text:span text:style-name="T2">1 + rand() % 100</text:span></text:p>
      <text:p text:style-name="P8"/>
      <text:p text:style-name="P8">does the trick.</text:p>
      <text:p text:style-name="P8"/>
      <text:p text:style-name="P10"/>
      <text:p text:style-name="P8"><text:span text:style-name="T18">Exercise.</text:span> How do you generate random integers from 1,..., 6? (For instance to simulate a dice roll.) Verify with a C++ program.</text:p>
      <text:p text:style-name="P10"/>
      <text:p text:style-name="P10"/>
      <text:p text:style-name="P8"><text:span text:style-name="T18">Exercise.</text:span> How do you generate random integers from 1,..., 10? Verify with a C++ program.</text:p>
      <text:p text:style-name="P8"/>
      <text:p text:style-name="P8"/>
      <text:p text:style-name="P8">What about generating random integers from 5,..., 20? In this case the the lower bound is 5 and not 1. You use the same idea. Note that <text:span text:style-name="T28">if</text:span> you do something like</text:p>
      <text:p text:style-name="P8"><text:tab/></text:p>
      <text:p text:style-name="P8"><text:tab/><text:span text:style-name="T2">rand() % 10</text:span></text:p>
      <text:p text:style-name="P8"/>
      <text:p text:style-name="P8">or</text:p>
      <text:p text:style-name="P8"/>
      <text:p text:style-name="P8"><text:tab/><text:span text:style-name="T2">rand() % 18</text:span></text:p>
      <text:p text:style-name="P8"/>
      <text:p text:style-name="P8">the range of numbers starts from 0. So if you want to generate random numbers in the range of 5,..., 20, the first thing you do is to think about the range</text:p>
      <text:p text:style-name="P8"/>
      <text:p text:style-name="P8"><text:tab/>0, …, 15</text:p>
      <text:p text:style-name="P8"/>
      <text:p text:style-name="P8">first. In other words move the given range 5, …, 20 so that the lower bound of the range becomes 0. That means subtracting 5 from the range. To generate a number in the range of 0, …, 15, you do</text:p>
      <text:p text:style-name="P8"/>
      <text:p text:style-name="P8"><text:tab/><text:span text:style-name="T2">rand() % 16</text:span></text:p>
      <text:p text:style-name="P8"/>
      <text:p text:style-name="P8">This gives a number in the range 0, …, 15. You then add 5 to it:</text:p>
      <text:p text:style-name="P8"/>
      <text:p text:style-name="P8"><text:tab/><text:span text:style-name="T2">5 + rand() % 16</text:span></text:p>
      <text:p text:style-name="P8"/>
      <text:p text:style-name="P8"/>
      <text:p text:style-name="P8"><text:span text:style-name="T18">Exercise.</text:span> Verify that the expression</text:p>
      <text:p text:style-name="P16"><text:tab/>5 + rand() % 16</text:p>
      <text:p text:style-name="P8">does give you numbers in the range of 5, …, 20. .</text:p>
      <text:p text:style-name="P8"/>
      <text:p text:style-name="P8"/>
      <text:p text:style-name="P8"><text:span text:style-name="T18">Exercise.</text:span> How do you generate random integers from 9,...142? Verify with a C++ program.</text:p>
      <text:p text:style-name="P8"/>
      <text:p text:style-name="P8"/>
      <text:p text:style-name="P8"><text:soft-page-break/><text:span text:style-name="T18">Exercise.</text:span> How do you generate random integers from -5,...,5? Verify with a C++ program.</text:p>
      <text:p text:style-name="P8"/>
      <text:p text:style-name="P8"/>
      <text:p text:style-name="P8"><text:span text:style-name="T18">Exercise.</text:span> How do you generate random <text:span text:style-name="T2">double</text:span> from 0,...,2.0? Verify with a C++ program.</text:p>
      <text:p text:style-name="P8"/>
      <text:p text:style-name="P8"/>
      <text:p text:style-name="P8"><text:span text:style-name="T18">Exercise.</text:span> How do you generate random double from -1.0,...,1.0? Verify with a C++ program.</text:p>
      <text:p text:style-name="P8"/>
      <text:p text:style-name="P8"/>
      <text:p text:style-name="P8"><text:span text:style-name="T18">Exercise.</text:span> How do you generate random double from 0,...,3.5? Verify with a C++ program.</text:p>
      <text:p text:style-name="P8"><text:line-break/></text:p>
      <text:p text:style-name="P8"><text:span text:style-name="T18">Exercise.</text:span> How do you generate random double from -2.0,...,2.0? Verify with a C++ program.</text:p>
      <text:p text:style-name="P8"/>
      <text:p text:style-name="P25">The <text:span text:style-name="T21">i</text:span>mportant <text:span text:style-name="T21">s</text:span>wap “<text:span text:style-name="T21">t</text:span>rick”</text:p>
      <text:p text:style-name="P5"/>
      <text:p text:style-name="P5"/>
      <text:p text:style-name="P5">Recall the following extremely important “trick” that you must know. It allows you to swap the values in two variables:</text:p>
      <text:p text:style-name="P5"/>
      <table:table table:name="Table15" table:style-name="Table15">
        <table:table-column table:style-name="Table15.A"/>
        <table:table-header-rows>
          <table:table-row table:style-name="TableLine2427292236224">
            <table:table-cell table:style-name="Table15.A1" office:value-type="string">
              <text:p text:style-name="P12">int a = 42, b = 24;</text:p>
              <text:p text:style-name="P12">std::cout &lt;&lt; a &lt;&lt; " " &lt;&lt; b &lt;&lt; std::endl;</text:p>
              <text:p text:style-name="P12"/>
              <text:p text:style-name="P12">int t = a;</text:p>
              <text:p text:style-name="P12">a = b;</text:p>
              <text:p text:style-name="P12">b = t;</text:p>
              <text:p text:style-name="P12"/>
              <text:p text:style-name="P12">std::cout &lt;&lt; a &lt;&lt; " " &lt;&lt; b &lt;&lt; std::endl;</text:p>
            </table:table-cell>
          </table:table-row>
        </table:table-header-rows>
      </table:table>
      <text:p text:style-name="P14"/>
      <text:p text:style-name="P12"/>
      <text:p text:style-name="P5"><text:span text:style-name="T18">Exercise.</text:span> Write a program that declares two doubles, initializing them with 1.234 and 4.567. Print the values of the variables. Swap their values. Print the values of the variables.</text:p>
      <text:p text:style-name="P25">First <text:span text:style-name="T21">s</text:span>orting <text:span text:style-name="T21">e</text:span>xample</text:p>
      <text:p text:style-name="P17"/>
      <text:p text:style-name="P5">Here's your first sorting problem: </text:p>
      <text:list xml:id="list1289473730" text:style-name="L2">
        <text:list-item>
          <text:p text:style-name="P41">Prompt the user for two integer values and assign them to x and y.</text:p>
        </text:list-item>
        <text:list-item>
          <text:p text:style-name="P41">Sort the values so that the value of x is less than or equal to the value of y</text:p>
        </text:list-item>
      </text:list>
      <text:p text:style-name="P5"/>
      <text:p text:style-name="P5"/>
      <text:p text:style-name="P5"><text:span text:style-name="T18">Exercise.</text:span> Write the above program. Here are some test cases:</text:p>
      <text:p text:style-name="P5"/>
      <text:p text:style-name="P5">Test 1</text:p>
      <table:table table:name="Table36" table:style-name="Table36">
        <table:table-column table:style-name="Table36.A"/>
        <table:table-row table:style-name="TableLine2427292232416">
          <table:table-cell table:style-name="Table36.A1" office:value-type="string">
            <text:p text:style-name="P30">1 2</text:p>
            <text:p text:style-name="P28">1 2</text:p>
          </table:table-cell>
        </table:table-row>
      </table:table>
      <text:p text:style-name="P5"/>
      <text:p text:style-name="P5">Test 2</text:p>
      <table:table table:name="Table37" table:style-name="Table37">
        <table:table-column table:style-name="Table37.A"/>
        <table:table-row table:style-name="TableLine2427292238672">
          <table:table-cell table:style-name="Table37.A1" office:value-type="string">
            <text:p text:style-name="P28"><text:span text:style-name="T18">2 1</text:span> </text:p>
            <text:p text:style-name="P28">1 2</text:p>
          </table:table-cell>
        </table:table-row>
      </table:table>
      <text:p text:style-name="P5"/>
      <text:p text:style-name="P5">Test 3</text:p>
      <table:table table:name="Table39" table:style-name="Table39">
        <table:table-column table:style-name="Table39.A"/>
        <table:table-row table:style-name="TableLine2427292227520">
          <table:table-cell table:style-name="Table39.A1" office:value-type="string">
            <text:p text:style-name="P30">-1 5</text:p>
            <text:p text:style-name="P28">-1 5</text:p>
          </table:table-cell>
        </table:table-row>
      </table:table>
      <text:p text:style-name="P5"/>
      <text:p text:style-name="P5">Test 4</text:p>
      <table:table table:name="Table40" table:style-name="Table40">
        <table:table-column table:style-name="Table40.A"/>
        <table:table-row table:style-name="TableLine2427292230784">
          <table:table-cell table:style-name="Table40.A1" office:value-type="string">
            <text:p text:style-name="P30">5 -1</text:p>
            <text:p text:style-name="P28">-1 5</text:p>
          </table:table-cell>
        </table:table-row>
      </table:table>
      <text:p text:style-name="P5"/>
      <text:p text:style-name="P5">Test 5</text:p>
      <table:table table:name="Table41" table:style-name="Table41">
        <table:table-column table:style-name="Table41.A"/>
        <table:table-row table:style-name="TableLine2427292233776">
          <table:table-cell table:style-name="Table41.A1" office:value-type="string">
            <text:p text:style-name="P30">2 2</text:p>
            <text:p text:style-name="P28">2 2</text:p>
          </table:table-cell>
        </table:table-row>
      </table:table>
      <text:p text:style-name="P5"/>
      <text:p text:style-name="P25">More <text:span text:style-name="T21">s</text:span>orting <text:span text:style-name="T21">e</text:span>xamples: <text:span text:style-name="T21">b</text:span>ubblesort</text:p>
      <text:p text:style-name="P3"/>
      <text:p text:style-name="P5">Now suppose you have three integer variables and you want to sort the values in the variables. What I mean is this. Suppose your variables are x, y, and z. After some operations you want </text:p>
      <text:p text:style-name="P5"/>
      <text:p text:style-name="P5"><text:tab/><text:span text:style-name="T2">x &lt;= y &amp;&amp; y &lt;= z</text:span></text:p>
      <text:p text:style-name="P5"/>
      <text:p text:style-name="P5">to be true (NOT <text:span text:style-name="T2">x &lt;= y &lt;= z</text:span> !!! Remember???)</text:p>
      <text:p text:style-name="P5"/>
      <text:p text:style-name="P5">Here's the idea. First do this:</text:p>
      <text:list xml:id="list3421052260" text:style-name="L3">
        <text:list-item>
          <text:p text:style-name="P42">Swap the values of x and y so that x &lt;= y.</text:p>
        </text:list-item>
        <text:list-item>
          <text:p text:style-name="P42">Swap the values of y and z so that y &lt;= z.</text:p>
        </text:list-item>
      </text:list>
      <text:p text:style-name="P5">This will guarantee that z is the largest.</text:p>
      <text:p text:style-name="P5"/>
      <text:p text:style-name="P5"/>
      <text:p text:style-name="P5"><text:span text:style-name="T18">Exercise.</text:span> Take a piece of paper. And write down three integer values for x, y, and z and follow the above steps. Do you see that the largest will always be in variable z's box?</text:p>
      <text:p text:style-name="P5"/>
      <text:p text:style-name="P5"/>
      <text:p text:style-name="P5"><text:span text:style-name="T18">Exercise.</text:span> Does this means that the smallest will be in x?</text:p>
      <text:p text:style-name="P5"/>
      <text:p text:style-name="P5"/>
      <text:p text:style-name="P5">The above two steps is said to be one <text:span text:style-name="T13">pass</text:span> of this sorting process. Now do this:</text:p>
      <text:list xml:id="list130851441475149" text:continue-list="list3421052260" text:style-name="L3">
        <text:list-item text:start-value="1">
          <text:p text:style-name="P42">Swap (if necessary) the values of x and y so that x &lt;= y.</text:p>
        </text:list-item>
      </text:list>
      <text:p text:style-name="P5">This will guarantee that the larger value between x and y will be in y.</text:p>
      <text:p text:style-name="P5"/>
      <text:p text:style-name="P5">Now everything is in ascending order, i.e.</text:p>
      <text:p text:style-name="P5"/>
      <text:p text:style-name="P5"><text:tab/><text:span text:style-name="T2">x &lt;= y &amp;&amp; y &lt;= z</text:span></text:p>
      <text:p text:style-name="P5"/>
      <text:p text:style-name="P5">Altogether these are the steps:</text:p>
      <text:p text:style-name="P5"/>
      <text:p text:style-name="P36">Pass 1: To get largest among x, y, z into z do this:</text:p>
      <text:list xml:id="list130851805227481" text:continue-list="list130851441475149" text:style-name="L3">
        <text:list-item text:start-value="1">
          <text:p text:style-name="P43">Swap (if necessary) the values of x and y so that x &lt;= y.</text:p>
        </text:list-item>
        <text:list-item>
          <text:p text:style-name="P43">Swap (if necessary) the values of y and z so that y &lt;= z.</text:p>
        </text:list-item>
      </text:list>
      <text:p text:style-name="P36">Pass 2: To get largest among x, y into y</text:p>
      <text:list xml:id="list130850347234934" text:continue-list="list130851805227481" text:style-name="L3">
        <text:list-item text:start-value="1">
          <text:p text:style-name="P43">Swap (if necessary) the values of x and y so that x &lt;= y.</text:p>
        </text:list-item>
      </text:list>
      <text:p text:style-name="P36"/>
      <text:p text:style-name="P38">Such a “recipe” (a finite number of steps to achieve a goal) is called an <text:span text:style-name="T15">algorithm</text:span>. This sorting algorithm is called <text:span text:style-name="T15">bubblesort</text:span>. There are actually many different sorting algorithms.</text:p>
      <text:p text:style-name="P38"/>
      <text:p text:style-name="P38"/>
      <text:p text:style-name="P37"><text:span text:style-name="T18">Exercise.</text:span> Write a program that prompts the user for three integers and prints the three integers in ascending order. Here are some executions:</text:p>
      <table:table table:name="Table11" table:style-name="Table11">
        <table:table-column table:style-name="Table11.A"/>
        <table:table-row table:style-name="TableLine2427292237312">
          <table:table-cell table:style-name="Table11.A1" office:value-type="string">
            <text:p text:style-name="P28"><text:span text:style-name="T18">1 2 3</text:span> </text:p>
            <text:p text:style-name="P28">1 2 3</text:p>
          </table:table-cell>
        </table:table-row>
      </table:table>
      <text:p text:style-name="P37"/>
      <table:table table:name="Table12" table:style-name="Table12">
        <table:table-column table:style-name="Table12.A"/>
        <text:soft-page-break/>
        <table:table-row table:style-name="TableLine2427292223712">
          <table:table-cell table:style-name="Table12.A1" office:value-type="string">
            <text:p text:style-name="P28"><text:span text:style-name="T18">1 3 2</text:span> </text:p>
            <text:p text:style-name="P28">1 2 3</text:p>
          </table:table-cell>
        </table:table-row>
      </table:table>
      <text:p text:style-name="P37"/>
      <table:table table:name="Table13" table:style-name="Table13">
        <table:table-column table:style-name="Table13.A"/>
        <table:table-row table:style-name="TableLine2427292229696">
          <table:table-cell table:style-name="Table13.A1" office:value-type="string">
            <text:p text:style-name="P28"><text:span text:style-name="T18">2 1 3</text:span> </text:p>
            <text:p text:style-name="P28">1 2 3</text:p>
          </table:table-cell>
        </table:table-row>
      </table:table>
      <text:p text:style-name="P37"/>
      <table:table table:name="Table17" table:style-name="Table17">
        <table:table-column table:style-name="Table17.A"/>
        <table:table-row table:style-name="TableLine2427292223168">
          <table:table-cell table:style-name="Table17.A1" office:value-type="string">
            <text:p text:style-name="P28"><text:span text:style-name="T18">2 3 1</text:span> </text:p>
            <text:p text:style-name="P28">1 2 3</text:p>
          </table:table-cell>
        </table:table-row>
      </table:table>
      <text:p text:style-name="P37"/>
      <table:table table:name="Table16" table:style-name="Table16">
        <table:table-column table:style-name="Table16.A"/>
        <table:table-row table:style-name="TableLine2427292228336">
          <table:table-cell table:style-name="Table16.A1" office:value-type="string">
            <text:p text:style-name="P28"><text:span text:style-name="T18">3 1 2</text:span> </text:p>
            <text:p text:style-name="P28">1 2 3</text:p>
          </table:table-cell>
        </table:table-row>
      </table:table>
      <text:p text:style-name="P37"/>
      <table:table table:name="Table18" table:style-name="Table18">
        <table:table-column table:style-name="Table18.A"/>
        <table:table-row table:style-name="TableLine2427292237040">
          <table:table-cell table:style-name="Table18.A1" office:value-type="string">
            <text:p text:style-name="P28"><text:span text:style-name="T18">3 2 1</text:span> </text:p>
            <text:p text:style-name="P28">1 2 3</text:p>
          </table:table-cell>
        </table:table-row>
      </table:table>
      <text:p text:style-name="P37"/>
      <text:p text:style-name="P37"/>
      <text:p text:style-name="P37">What if you have 4 values to sort (in ascending order)? Say the values are stored in a, b, c, d. If you understood the above bubblesort for 3 values, the bubblesort for 4 values is similar:</text:p>
      <text:p text:style-name="P37"/>
      <text:p text:style-name="P36">Pass 1: To get largest among a, b, c, d into d do this:</text:p>
      <text:list xml:id="list130850686275240" text:continue-list="list130850347234934" text:style-name="L3">
        <text:list-item text:start-value="1">
          <text:p text:style-name="P43">Swap (if necessary) the values of a and b so that a &lt;= b.</text:p>
        </text:list-item>
        <text:list-item text:start-value="1">
          <text:p text:style-name="P43">Swap (if necessary) the values of b and c so that b &lt;= c.</text:p>
        </text:list-item>
        <text:list-item>
          <text:p text:style-name="P43">Swap (if necessary) the values of c and d so that c &lt;= d.</text:p>
        </text:list-item>
      </text:list>
      <text:p text:style-name="P36">Pass 2: To get largest among a, b, c into c</text:p>
      <text:list xml:id="list130850942639881" text:continue-list="list130850686275240" text:style-name="L3">
        <text:list-item text:start-value="1">
          <text:p text:style-name="P43">Swap (if necessary) the values of a and b so that a &lt;= b.</text:p>
        </text:list-item>
        <text:list-item text:start-value="1">
          <text:p text:style-name="P43">Swap (if necessary) the values of b and c so that b &lt;= c.</text:p>
        </text:list-item>
      </text:list>
      <text:p text:style-name="P36">Pass <text:span text:style-name="T23">3</text:span>: To get largest among a, b into b</text:p>
      <text:list xml:id="list130851928510706" text:continue-list="list130850942639881" text:style-name="L3">
        <text:list-item text:start-value="1">
          <text:p text:style-name="P43">Swap (if necessary) the values of a and b so that a &lt;= b.</text:p>
        </text:list-item>
      </text:list>
      <text:p text:style-name="P37"/>
      <text:p text:style-name="P37"/>
      <text:p text:style-name="P37"><text:span text:style-name="T18">Exercise. </text:span>Test the above bubblesort for 4 values: Write a program that prompts the user for 4 integers and prints the values in ascending order.</text:p>
      <text:p text:style-name="P37"/>
      <text:p text:style-name="P37"/>
      <text:p text:style-name="P37"><text:span text:style-name="T18">Exercise. </text:span>What if you have five variables a, b, c, d, e? How would you take the values from a, b, c, d, e sort them into ascending order, and put them into a, b, c, d, e?</text:p>
      <text:p text:style-name="P37"/>
      <text:p text:style-name="P37"/>
      <text:p text:style-name="P37"><text:span text:style-name="T18">Exercise.</text:span> Write a program that prompts the user for 4 <text:span text:style-name="T8">double</text:span><text:span text:style-name="T18">s</text:span> and prints the <text:span text:style-name="T2">double</text:span>s in ascending order.</text:p>
      <text:p text:style-name="P37"/>
      <text:p text:style-name="P37"/>
      <text:p text:style-name="P37"><text:span text:style-name="T18">Exercise. </text:span>Write a program that prompts the user for 4 integers and prints the integer values in <text:span text:style-name="T18">descending</text:span> order. (You need to modify the above bubblesort algorithm.)</text:p>
      <text:p text:style-name="P39"/>
      <text:p text:style-name="P39"/>
      <text:p text:style-name="P37"><text:span text:style-name="T18">Exercise.</text:span> Now, you have four variables a, b, c, d. You know that one pass of the bubblesort will put the largest value of a, b, c, d into d. What would you do if I ask you to write a program to prompt the user for four <text:soft-page-break/>values and then print the second largest. Now write the program and test it. [Hint: You need <text:span text:style-name="T18">two</text:span> passes.]</text:p>
      <text:p text:style-name="P37"/>
      <text:p text:style-name="P37"/>
      <text:p text:style-name="P37"><text:span text:style-name="T18">Exercise.</text:span> Again suppose you have four variables a, b, c, d. Suppose during the second pass, you notice that no swap was performed. Do you see that you do not need to perform any more passes?</text:p>
      <text:p text:style-name="P37"/>
      <text:p text:style-name="P37"/>
      <text:p text:style-name="P37">You must memorize the bubblesort algorithm for any number of variables.</text:p>
      <text:p text:style-name="P37"/>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1e4099"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f154b"/>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 text:c="5"/><text:tab/><text:tab/>07. if and if-else: Part 1</text:p>
      </style:header>
      <style:footer>
        <text:p text:style-name="MP2"><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0-02T13:08:43.119000000</dc:date>
    <meta:printed-by>Yihsiang Liow</meta:printed-by>
    <meta:print-date>2006-01-08T16:54:25</meta:print-date>
    <meta:editing-cycles>583</meta:editing-cycles>
    <meta:editing-duration>P5DT3H4M8S</meta:editing-duration>
    <meta:document-statistic meta:table-count="45" meta:image-count="0" meta:object-count="0" meta:page-count="21" meta:paragraph-count="376" meta:word-count="3635" meta:character-count="19091" meta:non-whitespace-character-count="15541"/>
    <meta:user-defined meta:name="Info 1"/>
    <meta:user-defined meta:name="Info 2"/>
    <meta:user-defined meta:name="Info 3"/>
    <meta:user-defined meta:name="Info 4"/>
  </office:meta>
</office:document-meta>
</file>